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zip_test) (base) leah@leah-NUC10i7FNH:~/Documents/zip_sim$ python3 zip_sim.py --show-lidar</text:p>
      <text:p text:style-name="P1">lidar samples: <text:s/>[0, 0, 0, 0, 0, 235, 195, 61, 60, 60, 60, 61, 0, 0, 0, 67, 67, 67, 67, 69, 0, 193, 195, 199, 0, 0, 0, 0, 0, 212, 239]</text:p>
      <text:p text:style-name="P1">potential drop point indices: <text:s/>[5, 6, 29]</text:p>
      <text:p text:style-name="P1">lidar distances: <text:s/>[235 195 212]</text:p>
      <text:p text:style-name="P1">min_dist: <text:s/>195</text:p>
      <text:p text:style-name="P1">indx: <text:s/>(array([ 6, 22]),)</text:p>
      <text:p text:style-name="P1">indx: <text:s/>6</text:p>
      <text:p text:style-name="P1">angle: <text:s/>9</text:p>
      <text:p text:style-name="P1">I think I am a tree: <text:s/>(array([ 5, <text:s/>6, <text:s/>7, <text:s/>8, <text:s/>9, 10, 11, 15, 16, 17, 18, 19, 21, 22, 23, 29, 30]),)</text:p>
      <text:p text:style-name="P1">lidar distances: <text:s/>[[235 195 <text:s/>61 <text:s/>60 <text:s/>60 <text:s/>60 <text:s/>61 <text:s/>67 <text:s/>67 <text:s/>67 <text:s/>67 <text:s/>69 193 195 199 212 239]]</text:p>
      <text:p text:style-name="P1">min_dist: <text:s/>[235 195 <text:s/>61 <text:s/>60 <text:s/>60 <text:s/>60 <text:s/>61 <text:s/>67 <text:s/>67 <text:s/>67 <text:s/>67 <text:s/>69 193 195 199 212 239]</text:p>
      <text:p text:style-name="P1">indx: <text:s/>(array([], dtype=int64),)</text:p>
      <text:p text:style-name="P1">Traceback (most recent call last):</text:p>
      <text:p text:style-name="P1"><text:s text:c="2"/>File "zip_sim.py", line 507, in &lt;module&gt;</text:p>
      <text:p text:style-name="P1"><text:s text:c="4"/>checklidar(lidar_samples)</text:p>
      <text:p text:style-name="P1"><text:s text:c="2"/>File "/home/leah/Documents/zip_sim/packetmath.py", line 50, in checklidar</text:p>
      <text:p text:style-name="P1"><text:s text:c="4"/>closest_tree_x, closest_tree_y = find_closest(lidar_samples, tree)</text:p>
      <text:p text:style-name="P1"><text:s text:c="2"/>File "/home/leah/Documents/zip_sim/packetmath.py", line 98, in find_closest</text:p>
      <text:p text:style-name="P1"><text:s text:c="4"/>indx = indx[0][0]</text:p>
      <text:p text:style-name="P1">IndexError: index 0 is out of bounds for axis 0 with size 0</text:p>
      <text:p text:style-name="P1">(zip_test) (base) leah@leah-NUC10i7FNH:~/Documents/zip_sim$ python3 zip_sim.py --show-lidar</text:p>
      <text:p text:style-name="P1">lidar samples: <text:s/>[0, 0, 0, 0, 0, 0, 0, 0, 0, 0, 0, 0, 0, 0, 0, 0, 0, 0, 0, 0, 139, 0, 0, 0, 0, 0, 0, 0, 0, 0, 0]</text:p>
      <text:p text:style-name="P1">potential drop point indices: <text:s/>[20]</text:p>
      <text:p text:style-name="P1">lidar distances: <text:s/>[139]</text:p>
      <text:p text:style-name="P1">min_dist: <text:s/>139</text:p>
      <text:p text:style-name="P1">indx: <text:s/>(array([20]),)</text:p>
      <text:p text:style-name="P1">indx: <text:s/>20</text:p>
      <text:p text:style-name="P1">angle: <text:s/>-5</text:p>
      <text:p text:style-name="P1">I think I am a tree: <text:s/>[20]</text:p>
      <text:p text:style-name="P1">lidar distances: <text:s/>[139]</text:p>
      <text:p text:style-name="P1">min_dist: <text:s/>139</text:p>
      <text:p text:style-name="P1">indx: <text:s/>(array([20]),)</text:p>
      <text:p text:style-name="P1">indx: <text:s/>20</text:p>
      <text:p text:style-name="P1">angle: <text:s/>-5</text:p>
      <text:p text:style-name="P1"/>
      <text:p text:style-name="P1"/>
      <text:p text:style-name="P1">lidar samples: <text:s/>[0, 0, 0, 0, 0, 0, 0, 0, 0, 0, 0, 0, 0, 0, 0, 0, 0, 0, 0, 0, 138, 0, 0, 0, 0, 0, 0, 0, 0, 0, 0]</text:p>
      <text:p text:style-name="P1">potential drop point indices: <text:s/>[20]</text:p>
      <text:p text:style-name="P1">lidar distances: <text:s/>[138]</text:p>
      <text:p text:style-name="P1">min_dist: <text:s/>138</text:p>
      <text:p text:style-name="P1">indx: <text:s/>(array([20]),)</text:p>
      <text:p text:style-name="P1">indx: <text:s/>20</text:p>
      <text:p text:style-name="P1"><text:soft-page-break/>angle: <text:s/>-5</text:p>
      <text:p text:style-name="P1">I think I am a tree: <text:s/>[20]</text:p>
      <text:p text:style-name="P1">lidar distances: <text:s/>[138]</text:p>
      <text:p text:style-name="P1">min_dist: <text:s/>138</text:p>
      <text:p text:style-name="P1">indx: <text:s/>(array([20]),)</text:p>
      <text:p text:style-name="P1">indx: <text:s/>20</text:p>
      <text:p text:style-name="P1">angle: <text:s/>-5</text:p>
      <text:p text:style-name="P1"/>
      <text:p text:style-name="P1"/>
      <text:p text:style-name="P1">lidar samples: <text:s/>[0, 0, 0, 0, 0, 0, 0, 0, 0, 0, 0, 0, 0, 0, 0, 0, 0, 0, 0, 0, 137, 0, 0, 0, 0, 0, 0, 0, 0, 0, 0]</text:p>
      <text:p text:style-name="P1">potential drop point indices: <text:s/>[20]</text:p>
      <text:p text:style-name="P1">lidar distances: <text:s/>[137]</text:p>
      <text:p text:style-name="P1">min_dist: <text:s/>137</text:p>
      <text:p text:style-name="P1">indx: <text:s/>(array([20]),)</text:p>
      <text:p text:style-name="P1">indx: <text:s/>20</text:p>
      <text:p text:style-name="P1">angle: <text:s/>-5</text:p>
      <text:p text:style-name="P1">I think I am a tree: <text:s/>[20]</text:p>
      <text:p text:style-name="P1">lidar distances: <text:s/>[137]</text:p>
      <text:p text:style-name="P1">min_dist: <text:s/>137</text:p>
      <text:p text:style-name="P1">indx: <text:s/>(array([20]),)</text:p>
      <text:p text:style-name="P1">indx: <text:s/>20</text:p>
      <text:p text:style-name="P1">angle: <text:s/>-5</text:p>
      <text:p text:style-name="P1"/>
      <text:p text:style-name="P1"/>
      <text:p text:style-name="P1">lidar samples: <text:s/>[0, 0, 0, 0, 0, 0, 0, 0, 0, 0, 0, 0, 0, 0, 0, 0, 0, 0, 0, 0, 137, 0, 0, 0, 0, 0, 0, 0, 0, 0, 0]</text:p>
      <text:p text:style-name="P1">potential drop point indices: <text:s/>[20]</text:p>
      <text:p text:style-name="P1">lidar distances: <text:s/>[137]</text:p>
      <text:p text:style-name="P1">min_dist: <text:s/>137</text:p>
      <text:p text:style-name="P1">indx: <text:s/>(array([20]),)</text:p>
      <text:p text:style-name="P1">indx: <text:s/>20</text:p>
      <text:p text:style-name="P1">angle: <text:s/>-5</text:p>
      <text:p text:style-name="P1">I think I am a tree: <text:s/>[20]</text:p>
      <text:p text:style-name="P1">lidar distances: <text:s/>[137]</text:p>
      <text:p text:style-name="P1">min_dist: <text:s/>137</text:p>
      <text:p text:style-name="P1">indx: <text:s/>(array([20]),)</text:p>
      <text:p text:style-name="P1">indx: <text:s/>20</text:p>
      <text:p text:style-name="P1">angle: <text:s/>-5</text:p>
      <text:p text:style-name="P1"/>
      <text:p text:style-name="P1"/>
      <text:p text:style-name="P1">lidar samples: <text:s/>[0, 0, 0, 0, 0, 0, 0, 0, 0, 0, 0, 0, 0, 0, 0, 0, 0, 0, 0, 0, 136, 0, 0, 0, 0, 0, 0, 0, 0, 0, 0]</text:p>
      <text:p text:style-name="P1">potential drop point indices: <text:s/>[20]</text:p>
      <text:p text:style-name="P1">lidar distances: <text:s/>[136]</text:p>
      <text:p text:style-name="P1">min_dist: <text:s/>136</text:p>
      <text:p text:style-name="P1">indx: <text:s/>(array([20]),)</text:p>
      <text:p text:style-name="P1">indx: <text:s/>20</text:p>
      <text:p text:style-name="P1">angle: <text:s/>-5</text:p>
      <text:p text:style-name="P1">I think I am a tree: <text:s/>[20]</text:p>
      <text:p text:style-name="P1">lidar distances: <text:s/>[136]</text:p>
      <text:p text:style-name="P1"><text:soft-page-break/>min_dist: <text:s/>136</text:p>
      <text:p text:style-name="P1">indx: <text:s/>(array([20]),)</text:p>
      <text:p text:style-name="P1">indx: <text:s/>20</text:p>
      <text:p text:style-name="P1">angle: <text:s/>-5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<text:soft-page-break/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<text:soft-page-break/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121, 0, 0, 0, 0, 0, 0, 0, 0, 0, 0, 0]</text:p>
      <text:p text:style-name="P1">potential drop point indices: <text:s/>[19]</text:p>
      <text:p text:style-name="P1">lidar distances: <text:s/>[121]</text:p>
      <text:p text:style-name="P1">min_dist: <text:s/>121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21]</text:p>
      <text:p text:style-name="P1">min_dist: <text:s/>121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><text:soft-page-break/></text:p>
      <text:p text:style-name="P1">lidar samples: <text:s/>[0, 0, 0, 0, 0, 0, 0, 0, 0, 0, 0, 0, 0, 0, 0, 0, 0, 0, 0, 120, 0, 0, 0, 0, 0, 0, 0, 0, 0, 0, 0]</text:p>
      <text:p text:style-name="P1">potential drop point indices: <text:s/>[19]</text:p>
      <text:p text:style-name="P1">lidar distances: <text:s/>[120]</text:p>
      <text:p text:style-name="P1">min_dist: <text:s/>120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20]</text:p>
      <text:p text:style-name="P1">min_dist: <text:s/>120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9, 0, 0, 0, 0, 0, 0, 0, 0, 0, 0, 0]</text:p>
      <text:p text:style-name="P1">potential drop point indices: <text:s/>[19]</text:p>
      <text:p text:style-name="P1">lidar distances: <text:s/>[119]</text:p>
      <text:p text:style-name="P1">min_dist: <text:s/>119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9]</text:p>
      <text:p text:style-name="P1">min_dist: <text:s/>119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8, 0, 0, 0, 0, 0, 0, 0, 0, 0, 0, 0]</text:p>
      <text:p text:style-name="P1">potential drop point indices: <text:s/>[19]</text:p>
      <text:p text:style-name="P1">lidar distances: <text:s/>[118]</text:p>
      <text:p text:style-name="P1">min_dist: <text:s/>118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8]</text:p>
      <text:p text:style-name="P1">min_dist: <text:s/>118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8, 0, 0, 0, 0, 0, 0, 0, 0, 0, 0, 0]</text:p>
      <text:p text:style-name="P1"><text:soft-page-break/>potential drop point indices: <text:s/>[19]</text:p>
      <text:p text:style-name="P1">lidar distances: <text:s/>[118]</text:p>
      <text:p text:style-name="P1">min_dist: <text:s/>118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8]</text:p>
      <text:p text:style-name="P1">min_dist: <text:s/>118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7, 0, 0, 0, 0, 0, 0, 0, 0, 0, 0, 0]</text:p>
      <text:p text:style-name="P1">potential drop point indices: <text:s/>[19]</text:p>
      <text:p text:style-name="P1">lidar distances: <text:s/>[117]</text:p>
      <text:p text:style-name="P1">min_dist: <text:s/>117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7]</text:p>
      <text:p text:style-name="P1">min_dist: <text:s/>117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6, 0, 0, 0, 0, 0, 0, 0, 0, 0, 0, 0]</text:p>
      <text:p text:style-name="P1">potential drop point indices: <text:s/>[19]</text:p>
      <text:p text:style-name="P1">lidar distances: <text:s/>[116]</text:p>
      <text:p text:style-name="P1">min_dist: <text:s/>116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6]</text:p>
      <text:p text:style-name="P1">min_dist: <text:s/>116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6, 0, 0, 0, 0, 0, 0, 0, 0, 0, 0, 0]</text:p>
      <text:p text:style-name="P1">potential drop point indices: <text:s/>[19]</text:p>
      <text:p text:style-name="P1">lidar distances: <text:s/>[116]</text:p>
      <text:p text:style-name="P1">min_dist: <text:s/>116</text:p>
      <text:p text:style-name="P1"><text:soft-page-break/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6]</text:p>
      <text:p text:style-name="P1">min_dist: <text:s/>116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5, 0, 0, 0, 0, 0, 0, 0, 0, 0, 0, 0]</text:p>
      <text:p text:style-name="P1">potential drop point indices: <text:s/>[19]</text:p>
      <text:p text:style-name="P1">lidar distances: <text:s/>[115]</text:p>
      <text:p text:style-name="P1">min_dist: <text:s/>115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5]</text:p>
      <text:p text:style-name="P1">min_dist: <text:s/>115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4, 0, 0, 0, 0, 0, 0, 0, 0, 0, 0, 0]</text:p>
      <text:p text:style-name="P1">potential drop point indices: <text:s/>[19]</text:p>
      <text:p text:style-name="P1">lidar distances: <text:s/>[114]</text:p>
      <text:p text:style-name="P1">min_dist: <text:s/>114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4]</text:p>
      <text:p text:style-name="P1">min_dist: <text:s/>114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4, 0, 0, 0, 0, 0, 0, 0, 0, 0, 0, 0]</text:p>
      <text:p text:style-name="P1">potential drop point indices: <text:s/>[19]</text:p>
      <text:p text:style-name="P1">lidar distances: <text:s/>[114]</text:p>
      <text:p text:style-name="P1">min_dist: <text:s/>114</text:p>
      <text:p text:style-name="P1">indx: <text:s/>(array([19]),)</text:p>
      <text:p text:style-name="P1">indx: <text:s/>19</text:p>
      <text:p text:style-name="P1">angle: <text:s/>-4</text:p>
      <text:p text:style-name="P1"><text:soft-page-break/>I think I am a tree: <text:s/>[19]</text:p>
      <text:p text:style-name="P1">lidar distances: <text:s/>[114]</text:p>
      <text:p text:style-name="P1">min_dist: <text:s/>114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3, 0, 0, 0, 0, 0, 0, 0, 0, 0, 0, 0]</text:p>
      <text:p text:style-name="P1">potential drop point indices: <text:s/>[19]</text:p>
      <text:p text:style-name="P1">lidar distances: <text:s/>[113]</text:p>
      <text:p text:style-name="P1">min_dist: <text:s/>113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3]</text:p>
      <text:p text:style-name="P1">min_dist: <text:s/>113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2, 0, 0, 0, 0, 0, 0, 0, 0, 0, 0, 0]</text:p>
      <text:p text:style-name="P1">potential drop point indices: <text:s/>[19]</text:p>
      <text:p text:style-name="P1">lidar distances: <text:s/>[112]</text:p>
      <text:p text:style-name="P1">min_dist: <text:s/>112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2]</text:p>
      <text:p text:style-name="P1">min_dist: <text:s/>112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2, 0, 0, 0, 0, 0, 0, 0, 0, 0, 0, 0]</text:p>
      <text:p text:style-name="P1">potential drop point indices: <text:s/>[19]</text:p>
      <text:p text:style-name="P1">lidar distances: <text:s/>[112]</text:p>
      <text:p text:style-name="P1">min_dist: <text:s/>112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2]</text:p>
      <text:p text:style-name="P1">min_dist: <text:s/>112</text:p>
      <text:p text:style-name="P1"><text:soft-page-break/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1, 0, 0, 0, 0, 0, 0, 0, 0, 0, 0, 0]</text:p>
      <text:p text:style-name="P1">potential drop point indices: <text:s/>[19]</text:p>
      <text:p text:style-name="P1">lidar distances: <text:s/>[111]</text:p>
      <text:p text:style-name="P1">min_dist: <text:s/>111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1]</text:p>
      <text:p text:style-name="P1">min_dist: <text:s/>111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0, 0, 0, 0, 0, 0, 0, 0, 0, 0, 0, 0]</text:p>
      <text:p text:style-name="P1">potential drop point indices: <text:s/>[19]</text:p>
      <text:p text:style-name="P1">lidar distances: <text:s/>[110]</text:p>
      <text:p text:style-name="P1">min_dist: <text:s/>110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0]</text:p>
      <text:p text:style-name="P1">min_dist: <text:s/>110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10, 0, 0, 0, 0, 0, 0, 0, 0, 0, 0, 0]</text:p>
      <text:p text:style-name="P1">potential drop point indices: <text:s/>[19]</text:p>
      <text:p text:style-name="P1">lidar distances: <text:s/>[110]</text:p>
      <text:p text:style-name="P1">min_dist: <text:s/>110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10]</text:p>
      <text:p text:style-name="P1">min_dist: <text:s/>110</text:p>
      <text:p text:style-name="P1">indx: <text:s/>(array([19]),)</text:p>
      <text:p text:style-name="P1">indx: <text:s/>19</text:p>
      <text:p text:style-name="P1">angle: <text:s/>-4</text:p>
      <text:p text:style-name="P1"><text:soft-page-break/></text:p>
      <text:p text:style-name="P1"/>
      <text:p text:style-name="P1">lidar samples: <text:s/>[0, 0, 0, 0, 0, 0, 0, 0, 0, 0, 0, 0, 0, 0, 0, 0, 0, 0, 0, 109, 0, 0, 0, 0, 0, 0, 0, 0, 0, 0, 0]</text:p>
      <text:p text:style-name="P1">potential drop point indices: <text:s/>[19]</text:p>
      <text:p text:style-name="P1">lidar distances: <text:s/>[109]</text:p>
      <text:p text:style-name="P1">min_dist: <text:s/>109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09]</text:p>
      <text:p text:style-name="P1">min_dist: <text:s/>109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109, 0, 0, 0, 0, 0, 0, 0, 0, 0, 0, 0]</text:p>
      <text:p text:style-name="P1">potential drop point indices: <text:s/>[19]</text:p>
      <text:p text:style-name="P1">lidar distances: <text:s/>[109]</text:p>
      <text:p text:style-name="P1">min_dist: <text:s/>109</text:p>
      <text:p text:style-name="P1">indx: <text:s/>(array([19]),)</text:p>
      <text:p text:style-name="P1">indx: <text:s/>19</text:p>
      <text:p text:style-name="P1">angle: <text:s/>-4</text:p>
      <text:p text:style-name="P1">I think I am a tree: <text:s/>[19]</text:p>
      <text:p text:style-name="P1">lidar distances: <text:s/>[109]</text:p>
      <text:p text:style-name="P1">min_dist: <text:s/>109</text:p>
      <text:p text:style-name="P1">indx: <text:s/>(array([19]),)</text:p>
      <text:p text:style-name="P1">indx: <text:s/>19</text:p>
      <text:p text:style-name="P1">angle: <text:s/>-4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><text:soft-page-break/></text:p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101, 0, 0, 0, 0, 0, 0, 0, 0, 0, 0, 0, 0]</text:p>
      <text:p text:style-name="P1">potential drop point indices: <text:s/>[18]</text:p>
      <text:p text:style-name="P1">lidar distances: <text:s/>[101]</text:p>
      <text:p text:style-name="P1">min_dist: <text:s/>101</text:p>
      <text:p text:style-name="P1">indx: <text:s/>(array([18]),)</text:p>
      <text:p text:style-name="P1">indx: <text:s/>18</text:p>
      <text:p text:style-name="P1">angle: <text:s/>-3</text:p>
      <text:p text:style-name="P1"><text:soft-page-break/>I think I am a tree: <text:s/>[18]</text:p>
      <text:p text:style-name="P1">lidar distances: <text:s/>[101]</text:p>
      <text:p text:style-name="P1">min_dist: <text:s/>101</text:p>
      <text:p text:style-name="P1">indx: <text:s/>(array([18]),)</text:p>
      <text:p text:style-name="P1">indx: <text:s/>18</text:p>
      <text:p text:style-name="P1">angle: <text:s/>-3</text:p>
      <text:p text:style-name="P1"/>
      <text:p text:style-name="P1"/>
      <text:p text:style-name="P1">lidar samples: <text:s/>[0, 0, 0, 0, 0, 0, 0, 0, 0, 0, 0, 0, 0, 0, 0, 0, 0, 0, 100, 0, 0, 0, 0, 0, 0, 0, 0, 0, 0, 0, 0]</text:p>
      <text:p text:style-name="P1">potential drop point indices: <text:s/>[18]</text:p>
      <text:p text:style-name="P1">lidar distances: <text:s/>[100]</text:p>
      <text:p text:style-name="P1">min_dist: <text:s/>100</text:p>
      <text:p text:style-name="P1">indx: <text:s/>(array([18]),)</text:p>
      <text:p text:style-name="P1">indx: <text:s/>18</text:p>
      <text:p text:style-name="P1">angle: <text:s/>-3</text:p>
      <text:p text:style-name="P1">I think I am a tree: <text:s/>[18]</text:p>
      <text:p text:style-name="P1">lidar distances: <text:s/>[100]</text:p>
      <text:p text:style-name="P1">min_dist: <text:s/>100</text:p>
      <text:p text:style-name="P1">indx: <text:s/>(array([18]),)</text:p>
      <text:p text:style-name="P1">indx: <text:s/>18</text:p>
      <text:p text:style-name="P1">angle: <text:s/>-3</text:p>
      <text:p text:style-name="P1"/>
      <text:p text:style-name="P1"/>
      <text:p text:style-name="P1">lidar samples: <text:s/>[0, 0, 0, 0, 0, 0, 0, 0, 0, 0, 0, 0, 0, 0, 0, 0, 0, 0, 100, 0, 0, 0, 0, 0, 0, 0, 0, 0, 0, 0, 0]</text:p>
      <text:p text:style-name="P1">potential drop point indices: <text:s/>[18]</text:p>
      <text:p text:style-name="P1">lidar distances: <text:s/>[100]</text:p>
      <text:p text:style-name="P1">min_dist: <text:s/>100</text:p>
      <text:p text:style-name="P1">indx: <text:s/>(array([18]),)</text:p>
      <text:p text:style-name="P1">indx: <text:s/>18</text:p>
      <text:p text:style-name="P1">angle: <text:s/>-3</text:p>
      <text:p text:style-name="P1">I think I am a tree: <text:s/>[18]</text:p>
      <text:p text:style-name="P1">lidar distances: <text:s/>[100]</text:p>
      <text:p text:style-name="P1">min_dist: <text:s/>100</text:p>
      <text:p text:style-name="P1">indx: <text:s/>(array([18]),)</text:p>
      <text:p text:style-name="P1">indx: <text:s/>18</text:p>
      <text:p text:style-name="P1">angle: <text:s/>-3</text:p>
      <text:p text:style-name="P1"/>
      <text:p text:style-name="P1"/>
      <text:p text:style-name="P1">lidar samples: <text:s/>[0, 0, 0, 0, 0, 0, 0, 0, 0, 0, 0, 0, 0, 0, 0, 0, 0, 0, 99, 0, 0, 0, 0, 0, 0, 0, 0, 0, 0, 0, 0]</text:p>
      <text:p text:style-name="P1">potential drop point indices: <text:s/>[18]</text:p>
      <text:p text:style-name="P1">lidar distances: <text:s/>[99]</text:p>
      <text:p text:style-name="P1">min_dist: <text:s/>99</text:p>
      <text:p text:style-name="P1">indx: <text:s/>(array([18]),)</text:p>
      <text:p text:style-name="P1">indx: <text:s/>18</text:p>
      <text:p text:style-name="P1">angle: <text:s/>-3</text:p>
      <text:p text:style-name="P1">I think I am a tree: <text:s/>[18]</text:p>
      <text:p text:style-name="P1">lidar distances: <text:s/>[99]</text:p>
      <text:p text:style-name="P1">min_dist: <text:s/>99</text:p>
      <text:p text:style-name="P1"><text:soft-page-break/>indx: <text:s/>(array([18]),)</text:p>
      <text:p text:style-name="P1">indx: <text:s/>18</text:p>
      <text:p text:style-name="P1">angle: <text:s/>-3</text:p>
      <text:p text:style-name="P1"/>
      <text:p text:style-name="P1"/>
      <text:p text:style-name="P1">lidar samples: <text:s/>[0, 0, 0, 0, 0, 0, 0, 0, 0, 0, 0, 0, 0, 0, 0, 0, 0, 0, 98, 0, 0, 0, 0, 0, 0, 0, 0, 0, 0, 0, 0]</text:p>
      <text:p text:style-name="P1">potential drop point indices: <text:s/>[18]</text:p>
      <text:p text:style-name="P1">lidar distances: <text:s/>[98]</text:p>
      <text:p text:style-name="P1">min_dist: <text:s/>98</text:p>
      <text:p text:style-name="P1">indx: <text:s/>(array([18]),)</text:p>
      <text:p text:style-name="P1">indx: <text:s/>18</text:p>
      <text:p text:style-name="P1">angle: <text:s/>-3</text:p>
      <text:p text:style-name="P1">I think I am a tree: <text:s/>[18]</text:p>
      <text:p text:style-name="P1">lidar distances: <text:s/>[98]</text:p>
      <text:p text:style-name="P1">min_dist: <text:s/>98</text:p>
      <text:p text:style-name="P1">indx: <text:s/>(array([18]),)</text:p>
      <text:p text:style-name="P1">indx: <text:s/>18</text:p>
      <text:p text:style-name="P1">angle: <text:s/>-3</text:p>
      <text:p text:style-name="P1"/>
      <text:p text:style-name="P1"/>
      <text:p text:style-name="P1">lidar samples: <text:s/>[0, 0, 0, 0, 0, 0, 0, 0, 0, 0, 0, 0, 0, 0, 0, 0, 0, 0, 98, 0, 0, 0, 0, 0, 0, 0, 0, 0, 0, 0, 0]</text:p>
      <text:p text:style-name="P1">potential drop point indices: <text:s/>[18]</text:p>
      <text:p text:style-name="P1">lidar distances: <text:s/>[98]</text:p>
      <text:p text:style-name="P1">min_dist: <text:s/>98</text:p>
      <text:p text:style-name="P1">indx: <text:s/>(array([18]),)</text:p>
      <text:p text:style-name="P1">indx: <text:s/>18</text:p>
      <text:p text:style-name="P1">angle: <text:s/>-3</text:p>
      <text:p text:style-name="P1">I think I am a tree: <text:s/>[18]</text:p>
      <text:p text:style-name="P1">lidar distances: <text:s/>[98]</text:p>
      <text:p text:style-name="P1">min_dist: <text:s/>98</text:p>
      <text:p text:style-name="P1">indx: <text:s/>(array([18]),)</text:p>
      <text:p text:style-name="P1">indx: <text:s/>18</text:p>
      <text:p text:style-name="P1">angle: <text:s/>-3</text:p>
      <text:p text:style-name="P1"/>
      <text:p text:style-name="P1"/>
      <text:p text:style-name="P1">lidar samples: <text:s/>[0, 0, 0, 0, 0, 0, 0, 0, 0, 0, 0, 0, 0, 0, 0, 0, 0, 0, 97, 0, 0, 0, 0, 0, 0, 0, 0, 0, 0, 0, 0]</text:p>
      <text:p text:style-name="P1">potential drop point indices: <text:s/>[18]</text:p>
      <text:p text:style-name="P1">lidar distances: <text:s/>[97]</text:p>
      <text:p text:style-name="P1">min_dist: <text:s/>97</text:p>
      <text:p text:style-name="P1">indx: <text:s/>(array([18]),)</text:p>
      <text:p text:style-name="P1">indx: <text:s/>18</text:p>
      <text:p text:style-name="P1">angle: <text:s/>-3</text:p>
      <text:p text:style-name="P1">I think I am a tree: <text:s/>[18]</text:p>
      <text:p text:style-name="P1">lidar distances: <text:s/>[97]</text:p>
      <text:p text:style-name="P1">min_dist: <text:s/>97</text:p>
      <text:p text:style-name="P1">indx: <text:s/>(array([18]),)</text:p>
      <text:p text:style-name="P1">indx: <text:s/>18</text:p>
      <text:p text:style-name="P1">angle: <text:s/>-3</text:p>
      <text:p text:style-name="P1"><text:soft-page-break/></text:p>
      <text:p text:style-name="P1"/>
      <text:p text:style-name="P1">lidar samples: <text:s/>[0, 0, 0, 0, 0, 0, 0, 0, 0, 0, 0, 0, 0, 0, 0, 0, 0, 0, 96, 0, 0, 0, 0, 0, 0, 0, 0, 0, 0, 0, 0]</text:p>
      <text:p text:style-name="P1">potential drop point indices: <text:s/>[18]</text:p>
      <text:p text:style-name="P1">lidar distances: <text:s/>[96]</text:p>
      <text:p text:style-name="P1">min_dist: <text:s/>96</text:p>
      <text:p text:style-name="P1">indx: <text:s/>(array([18]),)</text:p>
      <text:p text:style-name="P1">indx: <text:s/>18</text:p>
      <text:p text:style-name="P1">angle: <text:s/>-3</text:p>
      <text:p text:style-name="P1">I think I am a tree: <text:s/>[18]</text:p>
      <text:p text:style-name="P1">lidar distances: <text:s/>[96]</text:p>
      <text:p text:style-name="P1">min_dist: <text:s/>96</text:p>
      <text:p text:style-name="P1">indx: <text:s/>(array([18]),)</text:p>
      <text:p text:style-name="P1">indx: <text:s/>18</text:p>
      <text:p text:style-name="P1">angle: <text:s/>-3</text:p>
      <text:p text:style-name="P1"/>
      <text:p text:style-name="P1"/>
      <text:p text:style-name="P1">lidar samples: <text:s/>[0, 0, 0, 0, 0, 0, 0, 0, 0, 0, 0, 0, 0, 0, 0, 0, 0, 0, 96, 0, 0, 0, 0, 0, 0, 0, 0, 0, 0, 0, 0]</text:p>
      <text:p text:style-name="P1">potential drop point indices: <text:s/>[18]</text:p>
      <text:p text:style-name="P1">lidar distances: <text:s/>[96]</text:p>
      <text:p text:style-name="P1">min_dist: <text:s/>96</text:p>
      <text:p text:style-name="P1">indx: <text:s/>(array([18]),)</text:p>
      <text:p text:style-name="P1">indx: <text:s/>18</text:p>
      <text:p text:style-name="P1">angle: <text:s/>-3</text:p>
      <text:p text:style-name="P1">I think I am a tree: <text:s/>[18]</text:p>
      <text:p text:style-name="P1">lidar distances: <text:s/>[96]</text:p>
      <text:p text:style-name="P1">min_dist: <text:s/>96</text:p>
      <text:p text:style-name="P1">indx: <text:s/>(array([18]),)</text:p>
      <text:p text:style-name="P1">indx: <text:s/>18</text:p>
      <text:p text:style-name="P1">angle: <text:s/>-3</text:p>
      <text:p text:style-name="P1"/>
      <text:p text:style-name="P1"/>
      <text:p text:style-name="P1">lidar samples: <text:s/>[0, 0, 0, 0, 0, 0, 0, 0, 0, 0, 0, 0, 0, 0, 0, 0, 0, 0, 95, 0, 0, 0, 0, 0, 0, 0, 0, 0, 0, 0, 0]</text:p>
      <text:p text:style-name="P1">potential drop point indices: <text:s/>[18]</text:p>
      <text:p text:style-name="P1">lidar distances: <text:s/>[95]</text:p>
      <text:p text:style-name="P1">min_dist: <text:s/>95</text:p>
      <text:p text:style-name="P1">indx: <text:s/>(array([18]),)</text:p>
      <text:p text:style-name="P1">indx: <text:s/>18</text:p>
      <text:p text:style-name="P1">angle: <text:s/>-3</text:p>
      <text:p text:style-name="P1">I think I am a tree: <text:s/>[18]</text:p>
      <text:p text:style-name="P1">lidar distances: <text:s/>[95]</text:p>
      <text:p text:style-name="P1">min_dist: <text:s/>95</text:p>
      <text:p text:style-name="P1">indx: <text:s/>(array([18]),)</text:p>
      <text:p text:style-name="P1">indx: <text:s/>18</text:p>
      <text:p text:style-name="P1">angle: <text:s/>-3</text:p>
      <text:p text:style-name="P1"/>
      <text:p text:style-name="P1"/>
      <text:p text:style-name="P1"><text:soft-page-break/>lidar samples: <text:s/>[0, 0, 0, 0, 0, 0, 0, 0, 0, 0, 0, 0, 0, 0, 0, 0, 0, 0, 94, 0, 0, 0, 0, 0, 0, 0, 0, 0, 0, 0, 0]</text:p>
      <text:p text:style-name="P1">potential drop point indices: <text:s/>[18]</text:p>
      <text:p text:style-name="P1">lidar distances: <text:s/>[94]</text:p>
      <text:p text:style-name="P1">min_dist: <text:s/>94</text:p>
      <text:p text:style-name="P1">indx: <text:s/>(array([18]),)</text:p>
      <text:p text:style-name="P1">indx: <text:s/>18</text:p>
      <text:p text:style-name="P1">angle: <text:s/>-3</text:p>
      <text:p text:style-name="P1">I think I am a tree: <text:s/>[18]</text:p>
      <text:p text:style-name="P1">lidar distances: <text:s/>[94]</text:p>
      <text:p text:style-name="P1">min_dist: <text:s/>94</text:p>
      <text:p text:style-name="P1">indx: <text:s/>(array([18]),)</text:p>
      <text:p text:style-name="P1">indx: <text:s/>18</text:p>
      <text:p text:style-name="P1">angle: <text:s/>-3</text:p>
      <text:p text:style-name="P1"/>
      <text:p text:style-name="P1"/>
      <text:p text:style-name="P1">lidar samples: <text:s/>[0, 0, 0, 0, 0, 0, 0, 0, 0, 0, 0, 0, 0, 0, 0, 0, 0, 0, 94, 0, 0, 0, 0, 0, 0, 0, 0, 0, 0, 0, 0]</text:p>
      <text:p text:style-name="P1">potential drop point indices: <text:s/>[18]</text:p>
      <text:p text:style-name="P1">lidar distances: <text:s/>[94]</text:p>
      <text:p text:style-name="P1">min_dist: <text:s/>94</text:p>
      <text:p text:style-name="P1">indx: <text:s/>(array([18]),)</text:p>
      <text:p text:style-name="P1">indx: <text:s/>18</text:p>
      <text:p text:style-name="P1">angle: <text:s/>-3</text:p>
      <text:p text:style-name="P1">I think I am a tree: <text:s/>[18]</text:p>
      <text:p text:style-name="P1">lidar distances: <text:s/>[94]</text:p>
      <text:p text:style-name="P1">min_dist: <text:s/>94</text:p>
      <text:p text:style-name="P1">indx: <text:s/>(array([18]),)</text:p>
      <text:p text:style-name="P1">indx: <text:s/>18</text:p>
      <text:p text:style-name="P1">angle: <text:s/>-3</text:p>
      <text:p text:style-name="P1"/>
      <text:p text:style-name="P1"/>
      <text:p text:style-name="P1">lidar samples: <text:s/>[0, 0, 0, 0, 0, 0, 0, 0, 0, 0, 0, 0, 0, 0, 0, 0, 0, 0, 93, 0, 0, 0, 0, 0, 0, 0, 0, 0, 0, 0, 0]</text:p>
      <text:p text:style-name="P1">potential drop point indices: <text:s/>[18]</text:p>
      <text:p text:style-name="P1">lidar distances: <text:s/>[93]</text:p>
      <text:p text:style-name="P1">min_dist: <text:s/>93</text:p>
      <text:p text:style-name="P1">indx: <text:s/>(array([18]),)</text:p>
      <text:p text:style-name="P1">indx: <text:s/>18</text:p>
      <text:p text:style-name="P1">angle: <text:s/>-3</text:p>
      <text:p text:style-name="P1">I think I am a tree: <text:s/>[18]</text:p>
      <text:p text:style-name="P1">lidar distances: <text:s/>[93]</text:p>
      <text:p text:style-name="P1">min_dist: <text:s/>93</text:p>
      <text:p text:style-name="P1">indx: <text:s/>(array([18]),)</text:p>
      <text:p text:style-name="P1">indx: <text:s/>18</text:p>
      <text:p text:style-name="P1">angle: <text:s/>-3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<text:soft-page-break/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88, 0, 0, 0, 0, 0, 0, 0, 0, 0, 0, 0, 0, 0]</text:p>
      <text:p text:style-name="P1">potential drop point indices: <text:s/>[17]</text:p>
      <text:p text:style-name="P1">lidar distances: <text:s/>[88]</text:p>
      <text:p text:style-name="P1">min_dist: <text:s/>88</text:p>
      <text:p text:style-name="P1">indx: <text:s/>(array([17]),)</text:p>
      <text:p text:style-name="P1">indx: <text:s/>17</text:p>
      <text:p text:style-name="P1">angle: <text:s/>-2</text:p>
      <text:p text:style-name="P1">I think I am a tree: <text:s/>[17]</text:p>
      <text:p text:style-name="P1">lidar distances: <text:s/>[88]</text:p>
      <text:p text:style-name="P1">min_dist: <text:s/>88</text:p>
      <text:p text:style-name="P1">indx: <text:s/>(array([17]),)</text:p>
      <text:p text:style-name="P1"><text:soft-page-break/>indx: <text:s/>17</text:p>
      <text:p text:style-name="P1">angle: <text:s/>-2</text:p>
      <text:p text:style-name="P1"/>
      <text:p text:style-name="P1"/>
      <text:p text:style-name="P1">lidar samples: <text:s/>[0, 0, 0, 0, 0, 0, 0, 0, 0, 0, 0, 0, 0, 0, 0, 0, 0, 87, 0, 0, 0, 0, 0, 0, 0, 0, 0, 0, 0, 0, 0]</text:p>
      <text:p text:style-name="P1">potential drop point indices: <text:s/>[17]</text:p>
      <text:p text:style-name="P1">lidar distances: <text:s/>[87]</text:p>
      <text:p text:style-name="P1">min_dist: <text:s/>87</text:p>
      <text:p text:style-name="P1">indx: <text:s/>(array([17]),)</text:p>
      <text:p text:style-name="P1">indx: <text:s/>17</text:p>
      <text:p text:style-name="P1">angle: <text:s/>-2</text:p>
      <text:p text:style-name="P1">I think I am a tree: <text:s/>[17]</text:p>
      <text:p text:style-name="P1">lidar distances: <text:s/>[87]</text:p>
      <text:p text:style-name="P1">min_dist: <text:s/>87</text:p>
      <text:p text:style-name="P1">indx: <text:s/>(array([17]),)</text:p>
      <text:p text:style-name="P1">indx: <text:s/>17</text:p>
      <text:p text:style-name="P1">angle: <text:s/>-2</text:p>
      <text:p text:style-name="P1"/>
      <text:p text:style-name="P1"/>
      <text:p text:style-name="P1">lidar samples: <text:s/>[0, 0, 0, 0, 0, 0, 0, 0, 0, 0, 0, 0, 0, 0, 0, 0, 0, 86, 0, 0, 0, 0, 0, 0, 0, 0, 0, 0, 0, 0, 0]</text:p>
      <text:p text:style-name="P1">potential drop point indices: <text:s/>[17]</text:p>
      <text:p text:style-name="P1">lidar distances: <text:s/>[86]</text:p>
      <text:p text:style-name="P1">min_dist: <text:s/>86</text:p>
      <text:p text:style-name="P1">indx: <text:s/>(array([17]),)</text:p>
      <text:p text:style-name="P1">indx: <text:s/>17</text:p>
      <text:p text:style-name="P1">angle: <text:s/>-2</text:p>
      <text:p text:style-name="P1">I think I am a tree: <text:s/>[17]</text:p>
      <text:p text:style-name="P1">lidar distances: <text:s/>[86]</text:p>
      <text:p text:style-name="P1">min_dist: <text:s/>86</text:p>
      <text:p text:style-name="P1">indx: <text:s/>(array([17]),)</text:p>
      <text:p text:style-name="P1">indx: <text:s/>17</text:p>
      <text:p text:style-name="P1">angle: <text:s/>-2</text:p>
      <text:p text:style-name="P1"/>
      <text:p text:style-name="P1"/>
      <text:p text:style-name="P1">lidar samples: <text:s/>[0, 0, 0, 0, 0, 0, 0, 0, 0, 0, 0, 0, 0, 0, 0, 0, 0, 86, 0, 0, 0, 0, 0, 0, 0, 0, 0, 0, 0, 0, 0]</text:p>
      <text:p text:style-name="P1">potential drop point indices: <text:s/>[17]</text:p>
      <text:p text:style-name="P1">lidar distances: <text:s/>[86]</text:p>
      <text:p text:style-name="P1">min_dist: <text:s/>86</text:p>
      <text:p text:style-name="P1">indx: <text:s/>(array([17]),)</text:p>
      <text:p text:style-name="P1">indx: <text:s/>17</text:p>
      <text:p text:style-name="P1">angle: <text:s/>-2</text:p>
      <text:p text:style-name="P1">I think I am a tree: <text:s/>[17]</text:p>
      <text:p text:style-name="P1">lidar distances: <text:s/>[86]</text:p>
      <text:p text:style-name="P1">min_dist: <text:s/>86</text:p>
      <text:p text:style-name="P1">indx: <text:s/>(array([17]),)</text:p>
      <text:p text:style-name="P1">indx: <text:s/>17</text:p>
      <text:p text:style-name="P1">angle: <text:s/>-2</text:p>
      <text:p text:style-name="P1"/>
      <text:p text:style-name="P1"><text:soft-page-break/></text:p>
      <text:p text:style-name="P1">lidar samples: <text:s/>[0, 0, 0, 0, 0, 0, 0, 0, 0, 0, 0, 0, 0, 0, 0, 0, 0, 85, 0, 0, 0, 0, 0, 0, 0, 0, 0, 0, 0, 0, 0]</text:p>
      <text:p text:style-name="P1">potential drop point indices: <text:s/>[17]</text:p>
      <text:p text:style-name="P1">lidar distances: <text:s/>[85]</text:p>
      <text:p text:style-name="P1">min_dist: <text:s/>85</text:p>
      <text:p text:style-name="P1">indx: <text:s/>(array([17]),)</text:p>
      <text:p text:style-name="P1">indx: <text:s/>17</text:p>
      <text:p text:style-name="P1">angle: <text:s/>-2</text:p>
      <text:p text:style-name="P1">I think I am a tree: <text:s/>[17]</text:p>
      <text:p text:style-name="P1">lidar distances: <text:s/>[85]</text:p>
      <text:p text:style-name="P1">min_dist: <text:s/>85</text:p>
      <text:p text:style-name="P1">indx: <text:s/>(array([17]),)</text:p>
      <text:p text:style-name="P1">indx: <text:s/>17</text:p>
      <text:p text:style-name="P1">angle: <text:s/>-2</text:p>
      <text:p text:style-name="P1"/>
      <text:p text:style-name="P1"/>
      <text:p text:style-name="P1">lidar samples: <text:s/>[0, 0, 0, 0, 0, 0, 0, 0, 0, 0, 0, 0, 0, 0, 0, 0, 0, 84, 0, 0, 0, 0, 0, 0, 0, 0, 0, 0, 0, 0, 0]</text:p>
      <text:p text:style-name="P1">potential drop point indices: <text:s/>[17]</text:p>
      <text:p text:style-name="P1">lidar distances: <text:s/>[84]</text:p>
      <text:p text:style-name="P1">min_dist: <text:s/>84</text:p>
      <text:p text:style-name="P1">indx: <text:s/>(array([17]),)</text:p>
      <text:p text:style-name="P1">indx: <text:s/>17</text:p>
      <text:p text:style-name="P1">angle: <text:s/>-2</text:p>
      <text:p text:style-name="P1">I think I am a tree: <text:s/>[17]</text:p>
      <text:p text:style-name="P1">lidar distances: <text:s/>[84]</text:p>
      <text:p text:style-name="P1">min_dist: <text:s/>84</text:p>
      <text:p text:style-name="P1">indx: <text:s/>(array([17]),)</text:p>
      <text:p text:style-name="P1">indx: <text:s/>17</text:p>
      <text:p text:style-name="P1">angle: <text:s/>-2</text:p>
      <text:p text:style-name="P1"/>
      <text:p text:style-name="P1"/>
      <text:p text:style-name="P1">lidar samples: <text:s/>[0, 0, 0, 0, 0, 0, 0, 0, 0, 0, 0, 0, 0, 0, 0, 0, 0, 84, 0, 0, 0, 0, 0, 0, 0, 0, 0, 0, 0, 0, 0]</text:p>
      <text:p text:style-name="P1">potential drop point indices: <text:s/>[17]</text:p>
      <text:p text:style-name="P1">lidar distances: <text:s/>[84]</text:p>
      <text:p text:style-name="P1">min_dist: <text:s/>84</text:p>
      <text:p text:style-name="P1">indx: <text:s/>(array([17]),)</text:p>
      <text:p text:style-name="P1">indx: <text:s/>17</text:p>
      <text:p text:style-name="P1">angle: <text:s/>-2</text:p>
      <text:p text:style-name="P1">I think I am a tree: <text:s/>[17]</text:p>
      <text:p text:style-name="P1">lidar distances: <text:s/>[84]</text:p>
      <text:p text:style-name="P1">min_dist: <text:s/>84</text:p>
      <text:p text:style-name="P1">indx: <text:s/>(array([17]),)</text:p>
      <text:p text:style-name="P1">indx: <text:s/>17</text:p>
      <text:p text:style-name="P1">angle: <text:s/>-2</text:p>
      <text:p text:style-name="P1"/>
      <text:p text:style-name="P1"/>
      <text:p text:style-name="P1">lidar samples: <text:s/>[0, 0, 0, 0, 0, 0, 0, 0, 0, 0, 0, 0, 0, 0, 0, 0, 0, 83, 0, 0, 0, 0, 0, 0, 0, 0, 0, 0, 0, 0, 0]</text:p>
      <text:p text:style-name="P1"><text:soft-page-break/>potential drop point indices: <text:s/>[17]</text:p>
      <text:p text:style-name="P1">lidar distances: <text:s/>[83]</text:p>
      <text:p text:style-name="P1">min_dist: <text:s/>83</text:p>
      <text:p text:style-name="P1">indx: <text:s/>(array([17]),)</text:p>
      <text:p text:style-name="P1">indx: <text:s/>17</text:p>
      <text:p text:style-name="P1">angle: <text:s/>-2</text:p>
      <text:p text:style-name="P1">I think I am a tree: <text:s/>[17]</text:p>
      <text:p text:style-name="P1">lidar distances: <text:s/>[83]</text:p>
      <text:p text:style-name="P1">min_dist: <text:s/>83</text:p>
      <text:p text:style-name="P1">indx: <text:s/>(array([17]),)</text:p>
      <text:p text:style-name="P1">indx: <text:s/>17</text:p>
      <text:p text:style-name="P1">angle: <text:s/>-2</text:p>
      <text:p text:style-name="P1"/>
      <text:p text:style-name="P1"/>
      <text:p text:style-name="P1">lidar samples: <text:s/>[0, 0, 0, 0, 0, 0, 0, 0, 0, 0, 0, 0, 0, 0, 0, 0, 0, 83, 0, 0, 0, 0, 0, 0, 0, 0, 0, 0, 0, 0, 0]</text:p>
      <text:p text:style-name="P1">potential drop point indices: <text:s/>[17]</text:p>
      <text:p text:style-name="P1">lidar distances: <text:s/>[83]</text:p>
      <text:p text:style-name="P1">min_dist: <text:s/>83</text:p>
      <text:p text:style-name="P1">indx: <text:s/>(array([17]),)</text:p>
      <text:p text:style-name="P1">indx: <text:s/>17</text:p>
      <text:p text:style-name="P1">angle: <text:s/>-2</text:p>
      <text:p text:style-name="P1">I think I am a tree: <text:s/>[17]</text:p>
      <text:p text:style-name="P1">lidar distances: <text:s/>[83]</text:p>
      <text:p text:style-name="P1">min_dist: <text:s/>83</text:p>
      <text:p text:style-name="P1">indx: <text:s/>(array([17]),)</text:p>
      <text:p text:style-name="P1">indx: <text:s/>17</text:p>
      <text:p text:style-name="P1">angle: <text:s/>-2</text:p>
      <text:p text:style-name="P1"/>
      <text:p text:style-name="P1"/>
      <text:p text:style-name="P1">lidar samples: <text:s/>[0, 0, 0, 0, 0, 0, 0, 0, 0, 0, 0, 0, 0, 0, 0, 0, 0, 82, 0, 0, 0, 0, 0, 0, 0, 0, 0, 0, 0, 0, 0]</text:p>
      <text:p text:style-name="P1">potential drop point indices: <text:s/>[17]</text:p>
      <text:p text:style-name="P1">lidar distances: <text:s/>[82]</text:p>
      <text:p text:style-name="P1">min_dist: <text:s/>82</text:p>
      <text:p text:style-name="P1">indx: <text:s/>(array([17]),)</text:p>
      <text:p text:style-name="P1">indx: <text:s/>17</text:p>
      <text:p text:style-name="P1">angle: <text:s/>-2</text:p>
      <text:p text:style-name="P1">I think I am a tree: <text:s/>[17]</text:p>
      <text:p text:style-name="P1">lidar distances: <text:s/>[82]</text:p>
      <text:p text:style-name="P1">min_dist: <text:s/>82</text:p>
      <text:p text:style-name="P1">indx: <text:s/>(array([17]),)</text:p>
      <text:p text:style-name="P1">indx: <text:s/>17</text:p>
      <text:p text:style-name="P1">angle: <text:s/>-2</text:p>
      <text:p text:style-name="P1"/>
      <text:p text:style-name="P1"/>
      <text:p text:style-name="P1">lidar samples: <text:s/>[0, 0, 0, 0, 0, 0, 0, 0, 0, 0, 0, 0, 0, 0, 0, 0, 0, 81, 0, 0, 0, 0, 0, 0, 0, 0, 0, 0, 0, 0, 0]</text:p>
      <text:p text:style-name="P1">potential drop point indices: <text:s/>[17]</text:p>
      <text:p text:style-name="P1">lidar distances: <text:s/>[81]</text:p>
      <text:p text:style-name="P1">min_dist: <text:s/>81</text:p>
      <text:p text:style-name="P1"><text:soft-page-break/>indx: <text:s/>(array([17]),)</text:p>
      <text:p text:style-name="P1">indx: <text:s/>17</text:p>
      <text:p text:style-name="P1">angle: <text:s/>-2</text:p>
      <text:p text:style-name="P1">I think I am a tree: <text:s/>[17]</text:p>
      <text:p text:style-name="P1">lidar distances: <text:s/>[81]</text:p>
      <text:p text:style-name="P1">min_dist: <text:s/>81</text:p>
      <text:p text:style-name="P1">indx: <text:s/>(array([17]),)</text:p>
      <text:p text:style-name="P1">indx: <text:s/>17</text:p>
      <text:p text:style-name="P1">angle: <text:s/>-2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78, 0, 0, 0, 0, 0, 0, 0, 0, 0, 0, 0, 0, 0, 0]</text:p>
      <text:p text:style-name="P1">potential drop point indices: <text:s/>[16]</text:p>
      <text:p text:style-name="P1">lidar distances: <text:s/>[78]</text:p>
      <text:p text:style-name="P1">min_dist: <text:s/>78</text:p>
      <text:p text:style-name="P1">indx: <text:s/>(array([16]),)</text:p>
      <text:p text:style-name="P1">indx: <text:s/>16</text:p>
      <text:p text:style-name="P1">angle: <text:s/>-1</text:p>
      <text:p text:style-name="P1">I think I am a tree: <text:s/>[16]</text:p>
      <text:p text:style-name="P1">lidar distances: <text:s/>[78]</text:p>
      <text:p text:style-name="P1">min_dist: <text:s/>78</text:p>
      <text:p text:style-name="P1">indx: <text:s/>(array([16]),)</text:p>
      <text:p text:style-name="P1">indx: <text:s/>16</text:p>
      <text:p text:style-name="P1">angle: <text:s/>-1</text:p>
      <text:p text:style-name="P1"/>
      <text:p text:style-name="P1"/>
      <text:p text:style-name="P1"><text:soft-page-break/>lidar samples: <text:s/>[0, 0, 0, 0, 0, 0, 0, 0, 0, 0, 0, 0, 0, 0, 0, 0, 77, 0, 0, 0, 0, 0, 0, 0, 0, 0, 0, 0, 0, 0, 0]</text:p>
      <text:p text:style-name="P1">potential drop point indices: <text:s/>[16]</text:p>
      <text:p text:style-name="P1">lidar distances: <text:s/>[77]</text:p>
      <text:p text:style-name="P1">min_dist: <text:s/>77</text:p>
      <text:p text:style-name="P1">indx: <text:s/>(array([16]),)</text:p>
      <text:p text:style-name="P1">indx: <text:s/>16</text:p>
      <text:p text:style-name="P1">angle: <text:s/>-1</text:p>
      <text:p text:style-name="P1">I think I am a tree: <text:s/>[16]</text:p>
      <text:p text:style-name="P1">lidar distances: <text:s/>[77]</text:p>
      <text:p text:style-name="P1">min_dist: <text:s/>77</text:p>
      <text:p text:style-name="P1">indx: <text:s/>(array([16]),)</text:p>
      <text:p text:style-name="P1">indx: <text:s/>16</text:p>
      <text:p text:style-name="P1">angle: <text:s/>-1</text:p>
      <text:p text:style-name="P1"/>
      <text:p text:style-name="P1"/>
      <text:p text:style-name="P1">lidar samples: <text:s/>[0, 0, 0, 0, 0, 0, 0, 0, 0, 0, 0, 0, 0, 0, 0, 0, 77, 0, 0, 0, 0, 0, 0, 0, 0, 0, 0, 0, 0, 0, 0]</text:p>
      <text:p text:style-name="P1">potential drop point indices: <text:s/>[16]</text:p>
      <text:p text:style-name="P1">lidar distances: <text:s/>[77]</text:p>
      <text:p text:style-name="P1">min_dist: <text:s/>77</text:p>
      <text:p text:style-name="P1">indx: <text:s/>(array([16]),)</text:p>
      <text:p text:style-name="P1">indx: <text:s/>16</text:p>
      <text:p text:style-name="P1">angle: <text:s/>-1</text:p>
      <text:p text:style-name="P1">I think I am a tree: <text:s/>[16]</text:p>
      <text:p text:style-name="P1">lidar distances: <text:s/>[77]</text:p>
      <text:p text:style-name="P1">min_dist: <text:s/>77</text:p>
      <text:p text:style-name="P1">indx: <text:s/>(array([16]),)</text:p>
      <text:p text:style-name="P1">indx: <text:s/>16</text:p>
      <text:p text:style-name="P1">angle: <text:s/>-1</text:p>
      <text:p text:style-name="P1"/>
      <text:p text:style-name="P1"/>
      <text:p text:style-name="P1">lidar samples: <text:s/>[0, 0, 0, 0, 0, 0, 0, 0, 0, 0, 0, 0, 0, 0, 0, 0, 76, 0, 0, 0, 0, 0, 0, 0, 0, 0, 0, 0, 0, 0, 0]</text:p>
      <text:p text:style-name="P1">potential drop point indices: <text:s/>[16]</text:p>
      <text:p text:style-name="P1">lidar distances: <text:s/>[76]</text:p>
      <text:p text:style-name="P1">min_dist: <text:s/>76</text:p>
      <text:p text:style-name="P1">indx: <text:s/>(array([16]),)</text:p>
      <text:p text:style-name="P1">indx: <text:s/>16</text:p>
      <text:p text:style-name="P1">angle: <text:s/>-1</text:p>
      <text:p text:style-name="P1">I think I am a tree: <text:s/>[16]</text:p>
      <text:p text:style-name="P1">lidar distances: <text:s/>[76]</text:p>
      <text:p text:style-name="P1">min_dist: <text:s/>76</text:p>
      <text:p text:style-name="P1">indx: <text:s/>(array([16]),)</text:p>
      <text:p text:style-name="P1">indx: <text:s/>16</text:p>
      <text:p text:style-name="P1">angle: <text:s/>-1</text:p>
      <text:p text:style-name="P1"/>
      <text:p text:style-name="P1"/>
      <text:p text:style-name="P1">lidar samples: <text:s/>[0, 0, 0, 0, 0, 0, 0, 0, 0, 0, 0, 0, 0, 0, 0, 0, 76, 0, 0, 0, 0, 0, 0, 0, 0, 0, 0, 0, 0, 0, 0]</text:p>
      <text:p text:style-name="P1">potential drop point indices: <text:s/>[16]</text:p>
      <text:p text:style-name="P1"><text:soft-page-break/>lidar distances: <text:s/>[76]</text:p>
      <text:p text:style-name="P1">min_dist: <text:s/>76</text:p>
      <text:p text:style-name="P1">indx: <text:s/>(array([16]),)</text:p>
      <text:p text:style-name="P1">indx: <text:s/>16</text:p>
      <text:p text:style-name="P1">angle: <text:s/>-1</text:p>
      <text:p text:style-name="P1">I think I am a tree: <text:s/>[16]</text:p>
      <text:p text:style-name="P1">lidar distances: <text:s/>[76]</text:p>
      <text:p text:style-name="P1">min_dist: <text:s/>76</text:p>
      <text:p text:style-name="P1">indx: <text:s/>(array([16]),)</text:p>
      <text:p text:style-name="P1">indx: <text:s/>16</text:p>
      <text:p text:style-name="P1">angle: <text:s/>-1</text:p>
      <text:p text:style-name="P1"/>
      <text:p text:style-name="P1"/>
      <text:p text:style-name="P1">lidar samples: <text:s/>[0, 0, 0, 0, 0, 0, 0, 0, 0, 0, 0, 0, 0, 0, 0, 0, 75, 0, 0, 0, 0, 0, 0, 0, 0, 0, 0, 0, 0, 0, 0]</text:p>
      <text:p text:style-name="P1">potential drop point indices: <text:s/>[16]</text:p>
      <text:p text:style-name="P1">lidar distances: <text:s/>[75]</text:p>
      <text:p text:style-name="P1">min_dist: <text:s/>75</text:p>
      <text:p text:style-name="P1">indx: <text:s/>(array([16]),)</text:p>
      <text:p text:style-name="P1">indx: <text:s/>16</text:p>
      <text:p text:style-name="P1">angle: <text:s/>-1</text:p>
      <text:p text:style-name="P1">I think I am a tree: <text:s/>[16]</text:p>
      <text:p text:style-name="P1">lidar distances: <text:s/>[75]</text:p>
      <text:p text:style-name="P1">min_dist: <text:s/>75</text:p>
      <text:p text:style-name="P1">indx: <text:s/>(array([16]),)</text:p>
      <text:p text:style-name="P1">indx: <text:s/>16</text:p>
      <text:p text:style-name="P1">angle: <text:s/>-1</text:p>
      <text:p text:style-name="P1"/>
      <text:p text:style-name="P1"/>
      <text:p text:style-name="P1">lidar samples: <text:s/>[0, 0, 0, 0, 0, 0, 0, 0, 0, 0, 0, 0, 0, 0, 0, 0, 74, 0, 0, 0, 0, 0, 0, 0, 0, 0, 0, 0, 0, 0, 0]</text:p>
      <text:p text:style-name="P1">potential drop point indices: <text:s/>[16]</text:p>
      <text:p text:style-name="P1">lidar distances: <text:s/>[74]</text:p>
      <text:p text:style-name="P1">min_dist: <text:s/>74</text:p>
      <text:p text:style-name="P1">indx: <text:s/>(array([16]),)</text:p>
      <text:p text:style-name="P1">indx: <text:s/>16</text:p>
      <text:p text:style-name="P1">angle: <text:s/>-1</text:p>
      <text:p text:style-name="P1">I think I am a tree: <text:s/>[16]</text:p>
      <text:p text:style-name="P1">lidar distances: <text:s/>[74]</text:p>
      <text:p text:style-name="P1">min_dist: <text:s/>74</text:p>
      <text:p text:style-name="P1">indx: <text:s/>(array([16]),)</text:p>
      <text:p text:style-name="P1">indx: <text:s/>16</text:p>
      <text:p text:style-name="P1">angle: <text:s/>-1</text:p>
      <text:p text:style-name="P1"/>
      <text:p text:style-name="P1"/>
      <text:p text:style-name="P1">lidar samples: <text:s/>[0, 0, 0, 0, 0, 0, 0, 0, 0, 0, 0, 0, 0, 0, 0, 0, 74, 0, 0, 0, 0, 0, 0, 0, 0, 0, 0, 0, 0, 0, 0]</text:p>
      <text:p text:style-name="P1">potential drop point indices: <text:s/>[16]</text:p>
      <text:p text:style-name="P1">lidar distances: <text:s/>[74]</text:p>
      <text:p text:style-name="P1">min_dist: <text:s/>74</text:p>
      <text:p text:style-name="P1">indx: <text:s/>(array([16]),)</text:p>
      <text:p text:style-name="P1"><text:soft-page-break/>indx: <text:s/>16</text:p>
      <text:p text:style-name="P1">angle: <text:s/>-1</text:p>
      <text:p text:style-name="P1">I think I am a tree: <text:s/>[16]</text:p>
      <text:p text:style-name="P1">lidar distances: <text:s/>[74]</text:p>
      <text:p text:style-name="P1">min_dist: <text:s/>74</text:p>
      <text:p text:style-name="P1">indx: <text:s/>(array([16]),)</text:p>
      <text:p text:style-name="P1">indx: <text:s/>16</text:p>
      <text:p text:style-name="P1">angle: <text:s/>-1</text:p>
      <text:p text:style-name="P1"/>
      <text:p text:style-name="P1"/>
      <text:p text:style-name="P1">lidar samples: <text:s/>[0, 0, 0, 0, 0, 0, 0, 0, 0, 0, 0, 0, 0, 0, 0, 0, 73, 0, 0, 0, 0, 0, 0, 0, 0, 0, 0, 0, 0, 0, 0]</text:p>
      <text:p text:style-name="P1">potential drop point indices: <text:s/>[16]</text:p>
      <text:p text:style-name="P1">lidar distances: <text:s/>[73]</text:p>
      <text:p text:style-name="P1">min_dist: <text:s/>73</text:p>
      <text:p text:style-name="P1">indx: <text:s/>(array([16]),)</text:p>
      <text:p text:style-name="P1">indx: <text:s/>16</text:p>
      <text:p text:style-name="P1">angle: <text:s/>-1</text:p>
      <text:p text:style-name="P1">I think I am a tree: <text:s/>[16]</text:p>
      <text:p text:style-name="P1">lidar distances: <text:s/>[73]</text:p>
      <text:p text:style-name="P1">min_dist: <text:s/>73</text:p>
      <text:p text:style-name="P1">indx: <text:s/>(array([16]),)</text:p>
      <text:p text:style-name="P1">indx: <text:s/>16</text:p>
      <text:p text:style-name="P1">angle: <text:s/>-1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0, 0, 0, 0, 0, 0, 0, 0, 0, 0, 0, 0, 0, 0, 0, 0]</text:p>
      <text:p text:style-name="P1">potential drop point indices: <text:s/>[]</text:p>
      <text:p text:style-name="P1">I think I am a tree: <text:s/>[]</text:p>
      <text:p text:style-name="P1"/>
      <text:p text:style-name="P1"/>
      <text:p text:style-name="P1">lidar samples: <text:s/>[0, 0, 0, 0, 0, 0, 0, 0, 0, 0, 0, 0, 0, 0, 0, 71, 0, 0, 0, 0, 0, 0, 0, 0, 0, 0, 0, 0, 0, 0, 0]</text:p>
      <text:p text:style-name="P1">potential drop point indices: <text:s/>[15]</text:p>
      <text:p text:style-name="P1">lidar distances: <text:s/>[71]</text:p>
      <text:p text:style-name="P1">min_dist: <text:s/>71</text:p>
      <text:p text:style-name="P1">indx: <text:s/>(array([15]),)</text:p>
      <text:p text:style-name="P1">indx: <text:s/>15</text:p>
      <text:p text:style-name="P1">angle: <text:s/>0</text:p>
      <text:p text:style-name="P1">I think I am a tree: <text:s/>[15]</text:p>
      <text:p text:style-name="P1">lidar distances: <text:s/>[71]</text:p>
      <text:p text:style-name="P1">min_dist: <text:s/>71</text:p>
      <text:p text:style-name="P1">indx: <text:s/>(array([15]),)</text:p>
      <text:p text:style-name="P1">indx: <text:s/>15</text:p>
      <text:p text:style-name="P1"><text:soft-page-break/>angle: <text:s/>0</text:p>
      <text:p text:style-name="P1"/>
      <text:p text:style-name="P1"/>
      <text:p text:style-name="P1">lidar samples: <text:s/>[0, 0, 0, 0, 0, 0, 0, 0, 0, 0, 0, 0, 0, 0, 0, 71, 0, 0, 0, 0, 0, 0, 0, 0, 0, 0, 0, 0, 0, 0, 0]</text:p>
      <text:p text:style-name="P1">potential drop point indices: <text:s/>[15]</text:p>
      <text:p text:style-name="P1">lidar distances: <text:s/>[71]</text:p>
      <text:p text:style-name="P1">min_dist: <text:s/>71</text:p>
      <text:p text:style-name="P1">indx: <text:s/>(array([15]),)</text:p>
      <text:p text:style-name="P1">indx: <text:s/>15</text:p>
      <text:p text:style-name="P1">angle: <text:s/>0</text:p>
      <text:p text:style-name="P1">I think I am a tree: <text:s/>[15]</text:p>
      <text:p text:style-name="P1">lidar distances: <text:s/>[71]</text:p>
      <text:p text:style-name="P1">min_dist: <text:s/>71</text:p>
      <text:p text:style-name="P1">indx: <text:s/>(array([15]),)</text:p>
      <text:p text:style-name="P1">indx: <text:s/>15</text:p>
      <text:p text:style-name="P1">angle: <text:s/>0</text:p>
      <text:p text:style-name="P1"/>
      <text:p text:style-name="P1"/>
      <text:p text:style-name="P1">lidar samples: <text:s/>[0, 0, 0, 0, 0, 0, 0, 0, 0, 0, 0, 0, 0, 0, 0, 70, 0, 0, 0, 0, 0, 0, 0, 0, 0, 0, 0, 0, 0, 0, 0]</text:p>
      <text:p text:style-name="P1">potential drop point indices: <text:s/>[15]</text:p>
      <text:p text:style-name="P1">lidar distances: <text:s/>[70]</text:p>
      <text:p text:style-name="P1">min_dist: <text:s/>70</text:p>
      <text:p text:style-name="P1">indx: <text:s/>(array([15]),)</text:p>
      <text:p text:style-name="P1">indx: <text:s/>15</text:p>
      <text:p text:style-name="P1">angle: <text:s/>0</text:p>
      <text:p text:style-name="P1">I think I am a tree: <text:s/>[15]</text:p>
      <text:p text:style-name="P1">lidar distances: <text:s/>[70]</text:p>
      <text:p text:style-name="P1">min_dist: <text:s/>70</text:p>
      <text:p text:style-name="P1">indx: <text:s/>(array([15]),)</text:p>
      <text:p text:style-name="P1">indx: <text:s/>15</text:p>
      <text:p text:style-name="P1">angle: <text:s/>0</text:p>
      <text:p text:style-name="P1"/>
      <text:p text:style-name="P1"/>
      <text:p text:style-name="P1">lidar samples: <text:s/>[0, 0, 0, 0, 0, 0, 0, 0, 0, 0, 0, 0, 0, 0, 0, 69, 0, 0, 0, 0, 0, 0, 0, 0, 0, 0, 0, 0, 0, 0, 0]</text:p>
      <text:p text:style-name="P1">potential drop point indices: <text:s/>[15]</text:p>
      <text:p text:style-name="P1">lidar distances: <text:s/>[69]</text:p>
      <text:p text:style-name="P1">min_dist: <text:s/>69</text:p>
      <text:p text:style-name="P1">indx: <text:s/>(array([15]),)</text:p>
      <text:p text:style-name="P1">indx: <text:s/>15</text:p>
      <text:p text:style-name="P1">angle: <text:s/>0</text:p>
      <text:p text:style-name="P1">I think I am a tree: <text:s/>[15]</text:p>
      <text:p text:style-name="P1">lidar distances: <text:s/>[69]</text:p>
      <text:p text:style-name="P1">min_dist: <text:s/>69</text:p>
      <text:p text:style-name="P1">indx: <text:s/>(array([15]),)</text:p>
      <text:p text:style-name="P1">indx: <text:s/>15</text:p>
      <text:p text:style-name="P1">angle: <text:s/>0</text:p>
      <text:p text:style-name="P1"/>
      <text:p text:style-name="P1"/>
      <text:p text:style-name="P1"><text:soft-page-break/>lidar samples: <text:s/>[0, 0, 0, 0, 0, 0, 0, 0, 0, 0, 0, 0, 0, 0, 0, 69, 0, 0, 0, 0, 0, 0, 0, 0, 0, 0, 0, 0, 0, 0, 0]</text:p>
      <text:p text:style-name="P1">potential drop point indices: <text:s/>[15]</text:p>
      <text:p text:style-name="P1">lidar distances: <text:s/>[69]</text:p>
      <text:p text:style-name="P1">min_dist: <text:s/>69</text:p>
      <text:p text:style-name="P1">indx: <text:s/>(array([15]),)</text:p>
      <text:p text:style-name="P1">indx: <text:s/>15</text:p>
      <text:p text:style-name="P1">angle: <text:s/>0</text:p>
      <text:p text:style-name="P1">I think I am a tree: <text:s/>[15]</text:p>
      <text:p text:style-name="P1">lidar distances: <text:s/>[69]</text:p>
      <text:p text:style-name="P1">min_dist: <text:s/>69</text:p>
      <text:p text:style-name="P1">indx: <text:s/>(array([15]),)</text:p>
      <text:p text:style-name="P1">indx: <text:s/>15</text:p>
      <text:p text:style-name="P1">angle: <text:s/>0</text:p>
      <text:p text:style-name="P1"/>
      <text:p text:style-name="P1"/>
      <text:p text:style-name="P1">lidar samples: <text:s/>[0, 0, 0, 0, 0, 0, 0, 0, 0, 0, 0, 0, 0, 0, 0, 68, 0, 0, 0, 0, 0, 0, 0, 0, 0, 0, 0, 0, 0, 0, 0]</text:p>
      <text:p text:style-name="P1">potential drop point indices: <text:s/>[15]</text:p>
      <text:p text:style-name="P1">lidar distances: <text:s/>[68]</text:p>
      <text:p text:style-name="P1">min_dist: <text:s/>68</text:p>
      <text:p text:style-name="P1">indx: <text:s/>(array([15]),)</text:p>
      <text:p text:style-name="P1">indx: <text:s/>15</text:p>
      <text:p text:style-name="P1">angle: <text:s/>0</text:p>
      <text:p text:style-name="P1">I think I am a tree: <text:s/>[15]</text:p>
      <text:p text:style-name="P1">lidar distances: <text:s/>[68]</text:p>
      <text:p text:style-name="P1">min_dist: <text:s/>68</text:p>
      <text:p text:style-name="P1">indx: <text:s/>(array([15]),)</text:p>
      <text:p text:style-name="P1">indx: <text:s/>15</text:p>
      <text:p text:style-name="P1">angle: <text:s/>0</text:p>
      <text:p text:style-name="P1"/>
      <text:p text:style-name="P1"/>
      <text:p text:style-name="P1">lidar samples: <text:s/>[0, 0, 0, 0, 0, 0, 0, 0, 0, 0, 0, 0, 0, 0, 0, 67, 0, 0, 0, 0, 0, 0, 0, 0, 0, 0, 0, 0, 0, 0, 0]</text:p>
      <text:p text:style-name="P1">potential drop point indices: <text:s/>[15]</text:p>
      <text:p text:style-name="P1">lidar distances: <text:s/>[67]</text:p>
      <text:p text:style-name="P1">min_dist: <text:s/>67</text:p>
      <text:p text:style-name="P1">indx: <text:s/>(array([15]),)</text:p>
      <text:p text:style-name="P1">indx: <text:s/>15</text:p>
      <text:p text:style-name="P1">angle: <text:s/>0</text:p>
      <text:p text:style-name="P1">I think I am a tree: <text:s/>[15]</text:p>
      <text:p text:style-name="P1">lidar distances: <text:s/>[67]</text:p>
      <text:p text:style-name="P1">min_dist: <text:s/>67</text:p>
      <text:p text:style-name="P1">indx: <text:s/>(array([15]),)</text:p>
      <text:p text:style-name="P1">indx: <text:s/>15</text:p>
      <text:p text:style-name="P1">angle: <text:s/>0</text:p>
      <text:p text:style-name="P1"/>
      <text:p text:style-name="P1"/>
      <text:p text:style-name="P1">lidar samples: <text:s/>[0, 0, 0, 0, 0, 0, 0, 0, 0, 0, 0, 0, 0, 0, 0, 67, 0, 0, 0, 0, 0, 0, 0, 0, 0, 0, 0, 0, 0, 0, 0]</text:p>
      <text:p text:style-name="P1">potential drop point indices: <text:s/>[15]</text:p>
      <text:p text:style-name="P1"><text:soft-page-break/>lidar distances: <text:s/>[67]</text:p>
      <text:p text:style-name="P1">min_dist: <text:s/>67</text:p>
      <text:p text:style-name="P1">indx: <text:s/>(array([15]),)</text:p>
      <text:p text:style-name="P1">indx: <text:s/>15</text:p>
      <text:p text:style-name="P1">angle: <text:s/>0</text:p>
      <text:p text:style-name="P1">I think I am a tree: <text:s/>[15]</text:p>
      <text:p text:style-name="P1">lidar distances: <text:s/>[67]</text:p>
      <text:p text:style-name="P1">min_dist: <text:s/>67</text:p>
      <text:p text:style-name="P1">indx: <text:s/>(array([15]),)</text:p>
      <text:p text:style-name="P1">indx: <text:s/>15</text:p>
      <text:p text:style-name="P1">angle: <text:s/>0</text:p>
      <text:p text:style-name="P1"/>
      <text:p text:style-name="P1"/>
      <text:p text:style-name="P1">lidar samples: <text:s/>[0, 0, 0, 0, 0, 0, 0, 0, 0, 0, 0, 0, 0, 0, 0, 249, 0, 0, 0, 0, 0, 0, 0, 0, 0, 0, 0, 0, 0, 0, 0]</text:p>
      <text:p text:style-name="P1">potential drop point indices: <text:s/>[15]</text:p>
      <text:p text:style-name="P1">lidar distances: <text:s/>[249]</text:p>
      <text:p text:style-name="P1">min_dist: <text:s/>249</text:p>
      <text:p text:style-name="P1">indx: <text:s/>(array([15]),)</text:p>
      <text:p text:style-name="P1">indx: <text:s/>15</text:p>
      <text:p text:style-name="P1">angle: <text:s/>0</text:p>
      <text:p text:style-name="P1">I think I am a tree: <text:s/>[15]</text:p>
      <text:p text:style-name="P1">lidar distances: <text:s/>[249]</text:p>
      <text:p text:style-name="P1">min_dist: <text:s/>249</text:p>
      <text:p text:style-name="P1">indx: <text:s/>(array([15]),)</text:p>
      <text:p text:style-name="P1">indx: <text:s/>15</text:p>
      <text:p text:style-name="P1">angle: <text:s/>0</text:p>
      <text:p text:style-name="P1"/>
      <text:p text:style-name="P1"/>
      <text:p text:style-name="P1">lidar samples: <text:s/>[0, 0, 0, 0, 0, 0, 0, 0, 0, 0, 0, 0, 0, 0, 66, 248, 0, 0, 0, 0, 0, 0, 0, 0, 0, 0, 0, 0, 0, 0, 0]</text:p>
      <text:p text:style-name="P1">potential drop point indices: <text:s/>[14, 15]</text:p>
      <text:p text:style-name="P1">lidar distances: <text:s/>[ 66 248]</text:p>
      <text:p text:style-name="P1">min_dist: <text:s/>66</text:p>
      <text:p text:style-name="P1">indx: <text:s/>(array([14]),)</text:p>
      <text:p text:style-name="P1">indx: <text:s/>14</text:p>
      <text:p text:style-name="P1">angle: <text:s/>1</text:p>
      <text:p text:style-name="P1">I think I am a tree: <text:s/>[14 15]</text:p>
      <text:p text:style-name="P1">Traceback (most recent call last):</text:p>
      <text:p text:style-name="P1"><text:s text:c="2"/>File "zip_sim.py", line 507, in &lt;module&gt;</text:p>
      <text:p text:style-name="P1"><text:s text:c="4"/>checklidar(lidar_samples)</text:p>
      <text:p text:style-name="P1"><text:s text:c="2"/>File "/home/leah/Documents/zip_sim/packetmath.py", line 50, in checklidar</text:p>
      <text:p text:style-name="P1"><text:s text:c="4"/>if(tree):</text:p>
      <text:p text:style-name="P1">ValueError: The truth value of an array with more than one element is ambiguous. Use a.any() or a.all()</text:p>
      <text:p text:style-name="P1">(zip_test) (base) leah@leah-NUC10i7FNH:~/Documents/zip_sim$ python3 zip_sim.py --show-lidar</text:p>
      <text:p text:style-name="P1">lidar samples: <text:s/>[0, 228, 116, 115, 116, 151, 148, 150, 236, 132, 132, 0, 249, 0, 0, 0, 206, 208, 0, 197, 199, 237, 0, 252, 101, 100, 100, 102, 116, 214, 137]</text:p>
      <text:p text:style-name="P1">potential drop point indices: <text:s/>[1, 8, 12, 21, 23, 28, 29]</text:p>
      <text:p text:style-name="P1"><text:soft-page-break/>lidar distances: <text:s/>[228 236 249 237 252 116 214]</text:p>
      <text:p text:style-name="P1">min_dist: <text:s/>116</text:p>
      <text:p text:style-name="P1">indx: <text:s/>(array([ 2, <text:s/>4, 28]),)</text:p>
      <text:p text:style-name="P1">indx: <text:s/>2</text:p>
      <text:p text:style-name="P1">angle: <text:s/>13</text:p>
      <text:p text:style-name="P1">&lt;class 'numpy.ndarray'&gt;</text:p>
      <text:p text:style-name="P1">&lt;class 'tuple'&gt;</text:p>
      <text:p text:style-name="P1">I think I am a tree: <text:s/>[ 1 <text:s/>2 <text:s/>3 <text:s/>4 <text:s/>5 <text:s/>6 <text:s/>7 <text:s/>8 <text:s/>9 10 12 16 17 19 20 21 23 24 25 26 27 28 29 30]</text:p>
      <text:p text:style-name="P1">Traceback (most recent call last):</text:p>
      <text:p text:style-name="P1"><text:s text:c="2"/>File "zip_sim.py", line 507, in &lt;module&gt;</text:p>
      <text:p text:style-name="P1"><text:s text:c="4"/>checklidar(lidar_samples)</text:p>
      <text:p text:style-name="P1"><text:s text:c="2"/>File "/home/leah/Documents/zip_sim/packetmath.py", line 52, in checklidar</text:p>
      <text:p text:style-name="P1"><text:s text:c="4"/>if(tree):</text:p>
      <text:p text:style-name="P1">ValueError: The truth value of an array with more than one element is ambiguous. Use a.any() or a.all()</text:p>
      <text:p text:style-name="P1">(zip_test) (base) leah@leah-NUC10i7FNH:~/Documents/zip_sim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20:38:08.207961356</meta:creation-date>
    <dc:date>2021-03-31T20:38:55.174882009</dc:date>
    <meta:editing-duration>PT47S</meta:editing-duration>
    <meta:editing-cycles>1</meta:editing-cycles>
    <meta:document-statistic meta:table-count="0" meta:image-count="0" meta:object-count="0" meta:page-count="28" meta:paragraph-count="1046" meta:word-count="6868" meta:character-count="31386" meta:non-whitespace-character-count="24471"/>
    <meta:generator>LibreOffice/6.4.6.2$Linux_X86_64 LibreOffice_project/40$Build-2</meta:generator>
  </office:meta>
</office:document-meta>
</file>